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Lucidasans1" svg:font-family="Lucidasans"/>
    <style:font-face style:name="Arial1"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list-style-name="L1">
      <style:paragraph-properties fo:line-height="100%"/>
    </style:style>
    <style:style style:name="P4" style:family="paragraph" style:parent-style-name="Standard" style:list-style-name="L1">
      <style:paragraph-properties fo:line-height="100%"/>
    </style:style>
    <style:style style:name="P5" style:family="paragraph" style:parent-style-name="Standard" style:list-style-name="L1">
      <style:paragraph-properties fo:line-height="100%"/>
    </style:style>
    <style:style style:name="P6" style:family="paragraph" style:parent-style-name="Standard" style:list-style-name="L1">
      <style:paragraph-properties fo:line-height="100%"/>
    </style:style>
    <style:style style:name="P7" style:family="paragraph" style:parent-style-name="Standard" style:list-style-name="L1">
      <style:paragraph-properties fo:line-height="100%"/>
    </style:style>
    <style:style style:name="P8" style:family="paragraph" style:parent-style-name="Standard" style:list-style-name="L1">
      <style:paragraph-properties fo:line-height="100%"/>
    </style:style>
    <style:style style:name="P9" style:family="paragraph" style:parent-style-name="Standard" style:list-style-name="L1">
      <style:paragraph-properties fo:line-height="100%"/>
    </style:style>
    <style:style style:name="P10" style:family="paragraph" style:parent-style-name="Standard" style:list-style-name="L1">
      <style:paragraph-properties fo:line-height="100%"/>
    </style:style>
    <style:style style:name="P11" style:family="paragraph" style:parent-style-name="Standard" style:list-style-name="L1">
      <style:paragraph-properties fo:line-height="100%"/>
    </style:style>
    <style:style style:name="P12" style:family="paragraph" style:parent-style-name="Standard" style:list-style-name="L1">
      <style:paragraph-properties fo:line-height="100%"/>
    </style:style>
    <style:style style:name="P13" style:family="paragraph" style:parent-style-name="Standard" style:list-style-name="L1">
      <style:paragraph-properties fo:line-height="100%"/>
    </style:style>
    <style:style style:name="P14" style:family="paragraph" style:parent-style-name="Standard" style:list-style-name="L1">
      <style:paragraph-properties fo:line-height="100%"/>
    </style:style>
    <style:style style:name="P15" style:family="paragraph" style:parent-style-name="Standard" style:list-style-name="L1">
      <style:paragraph-properties fo:line-height="100%"/>
    </style:style>
    <style:style style:name="P16" style:family="paragraph" style:parent-style-name="Standard" style:list-style-name="L1">
      <style:paragraph-properties fo:line-height="100%"/>
    </style:style>
    <style:style style:name="P17" style:family="paragraph" style:parent-style-name="Standard" style:list-style-name="L1">
      <style:paragraph-properties fo:line-height="100%"/>
    </style:style>
    <style:style style:name="P18" style:family="paragraph" style:parent-style-name="Standard" style:list-style-name="L1">
      <style:paragraph-properties fo:line-height="100%"/>
    </style:style>
    <style:style style:name="P19" style:family="paragraph" style:parent-style-name="Standard" style:list-style-name="L1">
      <style:paragraph-properties fo:line-height="100%"/>
    </style:style>
    <style:style style:name="P20" style:family="paragraph" style:parent-style-name="Standard" style:list-style-name="L1">
      <style:paragraph-properties fo:line-height="100%"/>
    </style:style>
    <style:style style:name="P21" style:family="paragraph" style:parent-style-name="Standard" style:list-style-name="L1">
      <style:paragraph-properties fo:line-height="100%"/>
    </style:style>
    <text:list-style style:name="L1">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om-mate Contract</text:p>
      <text:p text:style-name="P2"/>
      <text:p text:style-name="P1"><text:s/>The following contract details the agreement between the 'tenant' and their 'room-mates'.</text:p>
      <text:list text:style-name="L1">
        <text:list-header>
          <text:p text:style-name="P3"/>
        </text:list-header>
        <text:list-item>
          <text:p text:style-name="P3">Terms</text:p>
          <text:list>
            <text:list-item>
              <text:p text:style-name="P3"><text:s/>'tenant' is defined as the person who is financially, and legally responsible to the 'landlord'.</text:p>
              <text:p text:style-name="P3"/>
            </text:list-item>
            <text:list-item>
              <text:p text:style-name="P3">'landlord' is defined as the person(s) or business which is responsible to the state, and 'tenant' for the upkeep of the 'land/housing unit', whom the tenant has a prior agreement, not covered under the terms of this contract, for the use of the 'land/housing unit'. The 'landlord' has not seen nor agreed directly to this agreement other than a verbal agreement, that the 'room-mates' are in fact 'authorized occupants'.</text:p>
              <text:p text:style-name="P3"/>
            </text:list-item>
            <text:list-item>
              <text:p text:style-name="P3">'room-mates' are defined as any adult person(s), who are 'authorized occupants' in the 'housing unit' which are not financially, or legally responsible, to the 'landlord', but have otherwise been authorized by both the 'tenant' and the 'landlord' to live in the 'housing unit'.</text:p>
              <text:p text:style-name="P3"/>
            </text:list-item>
          </text:list>
        </text:list-item>
        <text:list-item>
          <text:p text:style-name="P3">Agreement</text:p>
          <text:list>
            <text:list-item>
              <text:p text:style-name="P3">The 'Tenant' shall: pay for, maintain, and assume all legal responsibility for the 'housing unit/land'; provide: utilities (water, electric, heat, garbage), laundry facilities, 'hard line' phone service, cable television and Internet service at no additional charge to the 'Room-mates'. The 'tenant' also agrees to provide or sign some form or receipt of payments from the 'room-mates'. The 'tenant' shall be required to give the 'room-mates' 2 calender weeks notice, if the 'room-mates' are required to move out. No duration has been agreed upon.</text:p>
              <text:p text:style-name="P3"/>
            </text:list-item>
            <text:list-item>
              <text:p text:style-name="P3">The 'Room-mates' shall pay a cumulative of $300 USD, per month to the 'tenant' for 1 bedroom in the 'housing unit' and shared use of the rest of the 'housing unit'. This fee may be payed weekly, monthly, or otherwise at the discretion of the 'tenant'. The 'Room-mates' shall not be responsible for more than the current month of 'housing', shall not be required to pay any early 'move out' fee's and shall not be required to give advance notice.</text:p>
              <text:p text:style-name="P3"/>
            </text:list-item>
            <text:list-item>
              <text:p text:style-name="P3">The 'room-mates' will split the $300 USD, totaling $150 USD per 'room-mate'.</text:p>
              <text:p text:style-name="P3"/>
            </text:list-item>
            <text:list-item>
              <text:p text:style-name="P3">Food, amenities, and toiletries will be provided by each individual person or shared with the expectancy of 'fair' reimbursement to the providing person(s). Receipts may be required to determine 'fair' reimbursement.</text:p>
              <text:p text:style-name="P3"/>
            </text:list-item>
            <text:list-item>
              <text:p text:style-name="P3">If the 'room-mates' require any infrastructure 'upgrades' they will be payed for by the the 'room-mates'.</text:p>
              <text:p text:style-name="P3"/>
            </text:list-item>
          </text:list>
        </text:list-item>
      </text:list>
      <text:p text:style-name="P1">The undersigned agree that this agreement is complete and correct, and that the agreement will not be altered without the consent of all parties.</text:p>
      <text:p text:style-name="P1"/>
      <text:p text:style-name="P1">Tenant: <text:s text:c="7"/>_____________________________ <text:s/>__________________________________</text:p>
      <text:p text:style-name="P1"/>
      <text:p text:style-name="P1">Room-mate: ____________________________ <text:s/>___________________________________</text:p>
      <text:p text:style-name="P1"/>
      <text:p text:style-name="P1">Room-mate: ____________________________ <text:s/>___________________________________</text:p>
      <text:p text:style-name="P1"><text:tab/><text:tab/>(print name)<text:tab/><text:tab/><text:tab/><text:tab/><text:tab/>(signatur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Lucidasans1" svg:font-family="Lucidasans"/>
    <style:font-face style:name="Arial1"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2"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ucidasans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7874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Room-mate Contract</dc:title>
    <dc:subject>Contract</dc:subject>
    <meta:creation-date>2008-03-17T15:58:48</meta:creation-date>
    <dc:creator>Caleb Cushing</dc:creator>
    <dc:date>2008-04-04T13:21:36</dc:date>
    <meta:print-date>2008-03-17T17:41:52</meta:print-date>
    <meta:editing-cycles>8</meta:editing-cycles>
    <meta:editing-duration>PT1H2M38S</meta:editing-duration>
    <meta:user-defined meta:name="Info 1"/>
    <meta:user-defined meta:name="Info 2"/>
    <meta:user-defined meta:name="Info 3"/>
    <meta:user-defined meta:name="Info 4"/>
    <meta:document-statistic meta:table-count="0" meta:image-count="0" meta:object-count="0" meta:page-count="1" meta:paragraph-count="17" meta:word-count="417" meta:character-count="2714"/>
  </office:meta>
</office:document-meta>
</file>